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fbc7c" officeooo:paragraph-rsid="003fbc7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13236" officeooo:paragraph-rsid="0041323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1ba96" officeooo:paragraph-rsid="0041ba96" style:font-weight-asian="normal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428f30" officeooo:paragraph-rsid="00428f30" style:font-weight-asian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428f30" officeooo:paragraph-rsid="00463a1f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46fc03" officeooo:paragraph-rsid="0046fc03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482ad5" officeooo:paragraph-rsid="00482ad5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4a362c" officeooo:paragraph-rsid="004a362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a362c" officeooo:paragraph-rsid="004a362c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4c6f12" officeooo:paragraph-rsid="004c6f12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3fbc7c" officeooo:paragraph-rsid="003fbc7c" style:font-weight-asian="bold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463a1f"/>
    </style:style>
    <style:style style:name="T1" style:family="text">
      <style:text-properties officeooo:rsid="00432da1"/>
    </style:style>
    <style:style style:name="T2" style:family="text">
      <style:text-properties officeooo:rsid="0044a9ee"/>
    </style:style>
    <style:style style:name="T3" style:family="text">
      <style:text-properties officeooo:rsid="004538d3"/>
    </style:style>
    <style:style style:name="T4" style:family="text">
      <style:text-properties style:text-position="0% 100%" style:text-underline-style="none" fo:font-weight="normal" officeooo:rsid="00428f30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32da1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b027a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538d3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4bf2fa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538d3"/>
    </style:style>
    <style:style style:name="T11" style:family="text">
      <style:text-properties style:text-position="super 58%" style:text-underline-style="none" fo:font-weight="normal" officeooo:rsid="004538d3" style:font-weight-asian="normal" style:font-weight-complex="normal"/>
    </style:style>
    <style:style style:name="T12" style:family="text">
      <style:text-properties officeooo:rsid="0048d34d"/>
    </style:style>
    <style:style style:name="T13" style:family="text">
      <style:text-properties officeooo:rsid="004b02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itamin C</text:p>
      <text:p text:style-name="P1"/>
      <text:p text:style-name="P2">Investigating the content of vitamin C in food/drink.</text:p>
      <text:p text:style-name="P2"/>
      <text:p text:style-name="P3">Method:</text:p>
      <text:list xml:id="list1634808429" text:style-name="L4">
        <text:list-item>
          <text:p text:style-name="P4">Construct the calibration curve:</text:p>
          <text:list>
            <text:list-item>
              <text:p text:style-name="P12"><text:span text:style-name="T8">F</text:span><text:span text:style-name="T5">or </text:span><text:span text:style-name="T6">around 8</text:span><text:span text:style-name="T5"> known concentrations of vitamin C, </text:span><text:span text:style-name="T7">titrate the vitamin C solutions into 5cm</text:span><text:span text:style-name="T11">3</text:span><text:span text:style-name="T7"> DCPIP.</text:span></text:p>
            </text:list-item>
            <text:list-item>
              <text:p text:style-name="P5"><text:span text:style-name="T3">Draw a graph with the concentration on the X axis and the volume required on the Y axis.</text:span></text:p>
            </text:list-item>
          </text:list>
        </text:list-item>
        <text:list-item>
          <text:p text:style-name="P6">For each fruit:</text:p>
          <text:list>
            <text:list-item>
              <text:p text:style-name="P6">Extract the juice.</text:p>
            </text:list-item>
            <text:list-item>
              <text:p text:style-name="P6">Fill the burette with the juice.</text:p>
            </text:list-item>
            <text:list-item>
              <text:p text:style-name="P7">Titrate the juice into 5cm<text:span text:style-name="T9">3</text:span> DCPIP <text:span text:style-name="T12">until the DCPIP decolourises.</text:span></text:p>
            </text:list-item>
            <text:list-item>
              <text:p text:style-name="P8">Repeat 3 times to get a mean.</text:p>
            </text:list-item>
            <text:list-item>
              <text:p text:style-name="P10">Read the volume of juice required off of the calibration curve to find the vitamin C concentration.</text:p>
            </text:list-item>
          </text:list>
        </text:list-item>
      </text:list>
      <text:p text:style-name="P9"/>
      <text:p text:style-name="P9">It is difficult to determine when the DCPIP is decolourised as the fruit juices are all coloured to begin wit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1-01-10T14:45:53.778750324</dc:date>
    <meta:editing-duration>PT2H12M53S</meta:editing-duration>
    <meta:editing-cycles>52</meta:editing-cycles>
    <meta:document-statistic meta:table-count="0" meta:image-count="0" meta:object-count="0" meta:page-count="1" meta:paragraph-count="13" meta:word-count="124" meta:character-count="661" meta:non-whitespace-character-count="559"/>
  </office:meta>
</office:document-meta>
</file>